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ionListIte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electionList.remove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avaSelectionList.generateSaxFragment( ContentHandler contentHandler , Locale 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JavaSelectionList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Item.generateSaxFragment( ContentHandler contentHandler , Locale locale , Convertor . FormatCache formatCach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JavaSelectionList.markForRe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Item.SelectionListItem( Object value ,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avaSelectionList.setAttribute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avaSelectionLis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electionList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electionList.isNu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Item.SelectionListItem( Object value , XMLizable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avaSelectionList.addItem( Object value , XMLizable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electionList.addItem( Object value ,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electionList.setNullable( boolean nu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electionList.setDatatype( 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electionList.AbstractJavaSelectio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avaSelectionList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